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padding="0.049cm" fo:border="0.06pt solid #000000" style:shadow="none"/>
      <style:text-properties style:font-name="Courier 10 Pitch" fo:font-size="10pt" style:font-size-asian="10pt" style:font-size-complex="10pt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paragraph-rsid="001f9679" style:font-weight-asian="bold" style:font-weight-complex="bold"/>
    </style:style>
    <style:style style:name="P5" style:family="paragraph" style:parent-style-name="Standard">
      <style:text-properties fo:color="#21409a" style:text-underline-style="none" fo:font-weight="normal" officeooo:rsid="0021799b" officeooo:paragraph-rsid="0021799b" style:font-weight-asian="normal" style:font-weight-complex="normal"/>
    </style:style>
    <style:style style:name="P6" style:family="paragraph" style:parent-style-name="Standard">
      <style:text-properties officeooo:rsid="00231970" officeooo:paragraph-rsid="00231970"/>
    </style:style>
    <style:style style:name="P7" style:family="paragraph" style:parent-style-name="Standard">
      <style:text-properties fo:color="#0066b3" fo:font-style="normal" style:text-underline-style="none" fo:font-weight="normal" officeooo:rsid="0025baf2" officeooo:paragraph-rsid="0025baf2" style:font-style-asian="normal" style:font-weight-asian="normal" style:font-style-complex="normal" style:font-weight-complex="normal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officeooo:rsid="001e0654"/>
    </style:style>
    <style:style style:name="T2" style:family="text">
      <style:text-properties officeooo:rsid="001f9679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vertical-align="middle" draw:auto-grow-height="false" fo:min-height="1.321cm" fo:min-width="0.88cm" style:run-through="foreground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draw:marker-start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marker-start="" draw:fill="none" draw:fill-color="#ffffff" fo:min-height="1.44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1) Quel affichage devrait donner le programme suivant (pid pere=20,pid fils=30) ?</text:p>
      <text:p text:style-name="P5">Pid père = 20:le processus père attendra que son fils réponde au signal </text:p>
      <text:p text:style-name="P5">Pid fils = <text:s/>30 : le processus fils attendra que son père réponde au signal</text:p>
      <text:p text:style-name="P1"/>
      <text:p text:style-name="Standard"/>
      <text:p text:style-name="P2"><text:bookmark-start text:name="__DdeLink__164_1006533641"/><text:bookmark-start text:name="__DdeLink__167_1006533641"/>#include &lt;stdio.h&gt;</text:p>
      <text:p text:style-name="P2">#include &lt;stdlib.h&gt;</text:p>
      <text:p text:style-name="P2">#include &lt;sys/types.h&gt;</text:p>
      <text:p text:style-name="P2">#include &lt;signal.h&gt;</text:p>
      <text:p text:style-name="P2">#include &lt;unistd.h&gt;</text:p>
      <text:p text:style-name="P2">#include &lt;string.h&gt;</text:p>
      <text:p text:style-name="P2">#include &lt;errno.h&gt;</text:p>
      <text:p text:style-name="P2"/>
      <text:p text:style-name="P2">// fonction de traitement du signal SIGUSR1</text:p>
      <text:p text:style-name="P2">void traitement(int sig)</text:p>
      <text:p text:style-name="P2">{</text:p>
      <text:p text:style-name="P2"><text:tab/>(void) signal(SIGUSR1, traitement);</text:p>
      <text:p text:style-name="P2"><text:tab/>printf("un signal SIGUSR1 ppid :%d\n", getppid());</text:p>
      <text:p text:style-name="P2">}</text:p>
      <text:p text:style-name="P2"/>
      <text:p text:style-name="P2"/>
      <text:p text:style-name="P2">int main(int argc, char *argv[])</text:p>
      <text:p text:style-name="P2">{</text:p>
      <text:p text:style-name="P2"><text:tab/>int pid;</text:p>
      <text:p text:style-name="P2"><text:tab/>(void) signal(SIGUSR1, traitement);<text:tab/>// rederoutage des signaux SIGUSR1</text:p>
      <text:p text:style-name="P2"><text:tab/><text:tab/><text:tab/><text:tab/><text:tab/><text:tab/><text:tab/>// vers la fonction traitement</text:p>
      <text:p text:style-name="P2"><text:tab/>pid = fork();</text:p>
      <text:p text:style-name="P2"/>
      <text:p text:style-name="P2"><text:tab/>if (pid == -1)</text:p>
      <text:p text:style-name="P2"><text:tab/>{</text:p>
      <text:p text:style-name="P2"><text:tab/><text:tab/>printf("pb creation fork : %s\n", strerror(errno));</text:p>
      <text:p text:style-name="P2"><text:tab/><text:tab/>exit(1);</text:p>
      <text:p text:style-name="P2"><text:tab/>}</text:p>
      <text:p text:style-name="P2"><text:tab/>else</text:p>
      <text:p text:style-name="P2"><text:tab/>{</text:p>
      <text:p text:style-name="P2"><text:tab/><text:tab/>if (pid == 0)<text:tab/><text:tab/>// process fils</text:p>
      <text:p text:style-name="P2"><text:tab/><text:tab/>{</text:p>
      <text:p text:style-name="P2"><text:tab/><text:tab/><text:tab/>printf("fils pid=%d\n", getpid());</text:p>
      <text:p text:style-name="P2"><text:tab/><text:tab/><text:tab/>kill(getppid(), SIGUSR1);</text:p>
      <text:p text:style-name="P2"><text:tab/><text:tab/><text:tab/>sleep(2);<text:tab/>// tempo pour être certain que le fils sera</text:p>
      <text:p text:style-name="P2"><text:tab/><text:tab/><text:tab/><text:tab/><text:tab/>//encore vivant quand le pere lui </text:p>
      <text:p text:style-name="P2"><text:tab/><text:tab/><text:tab/><text:tab/><text:tab/>//enverra son signal</text:p>
      <text:p text:style-name="P2"><text:tab/><text:tab/>}</text:p>
      <text:p text:style-name="P2"><text:tab/><text:tab/>else<text:tab/><text:tab/>// process principal (pere)</text:p>
      <text:p text:style-name="P2"><text:tab/><text:tab/>{</text:p>
      <text:p text:style-name="P2"><text:tab/><text:tab/><text:tab/>printf("pere pid=%d\n", getpid());</text:p>
      <text:p text:style-name="P2"><text:tab/><text:tab/><text:tab/>kill(pid, SIGUSR1);</text:p>
      <text:p text:style-name="P2"><text:tab/><text:tab/><text:tab/>sleep(2);<text:tab/>// tempo pour être certain que le pere sera</text:p>
      <text:p text:style-name="P2"><text:tab/><text:tab/><text:tab/><text:tab/><text:tab/>//encore vivant quand le fils lui </text:p>
      <text:p text:style-name="P2"><text:tab/><text:tab/><text:tab/><text:tab/><text:tab/>//enverra son signal</text:p>
      <text:p text:style-name="P2"><text:tab/><text:tab/>}</text:p>
      <text:p text:style-name="P2"><text:tab/>}</text:p>
      <text:p text:style-name="P2"/>
      <text:p text:style-name="P2"><text:tab/>return EXIT_SUCCESS;</text:p>
      <text:p text:style-name="P2">}<text:bookmark-end text:name="__DdeLink__164_1006533641"/><text:bookmark-end text:name="__DdeLink__167_1006533641"/></text:p>
      <text:p text:style-name="Standard"/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oft-page-break/><text:span text:style-name="T3">2) Écrivez un programme où P2 et P3 envoient un signal SIGUSR1 à P1 qui affichera un message contenant son pid à chaque réception.</text:span></text:p>
      <text:p text:style-name="Standard"/>
      <text:p text:style-name="Standard">Voici l'arbre des processus:</text:p>
      <text:p text:style-name="Standard"><draw:g text:anchor-type="paragraph" draw:z-index="0" draw:style-name="gr1"><draw:custom-shape draw:style-name="gr2" draw:text-style-name="P9" svg:width="0.895cm" svg:height="0.895cm" svg:x="4.703cm" svg:y="2.3cm"><text:p text:style-name="P8">P2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" draw:text-style-name="P9" svg:width="0.895cm" svg:height="0.895cm" svg:x="4.703cm" svg:y="4.301cm"><text:p text:style-name="P8">P3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" draw:text-style-name="P9" svg:width="0.895cm" svg:height="0.895cm" svg:x="4.703cm" svg:y="0.3cm"><text:p text:style-name="P8">P1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3" draw:text-style-name="P8" svg:x1="5.133cm" svg:y1="1.194cm" svg:x2="5.154cm" svg:y2="2.3cm"><text:p/></draw:line><draw:line draw:style-name="gr3" draw:text-style-name="P8" svg:x1="5.133cm" svg:y1="3.196cm" svg:x2="5.133cm" svg:y2="4.302cm"><text:p/></draw:line></draw:g></text:p>
      <text:p text:style-name="P6"><draw:line text:anchor-type="paragraph" draw:z-index="1" draw:name="Forme1" draw:style-name="gr4" draw:text-style-name="P8" svg:x1="4.703cm" svg:y1="0.261cm" svg:x2="1.935cm" svg:y2="2.683cm"><text:p/></draw:line><draw:line text:anchor-type="paragraph" draw:z-index="7" draw:name="Forme5" draw:style-name="gr6" draw:text-style-name="P8" svg:x1="6.758cm" svg:y1="1.279cm" svg:x2="5.597cm" svg:y2="0.383cm"><text:p/></draw:line><draw:frame text:anchor-type="paragraph" draw:z-index="10" draw:name="Forme6" draw:style-name="gr7" draw:text-style-name="P10" svg:width="1.893cm" svg:height="1.445cm" svg:x="6.757cm" svg:y="0.383cm"><draw:text-box><text:p>SIGUSR1</text:p><text:p>Etape 2</text:p></draw:text-box></draw:frame></text:p>
      <text:p text:style-name="Standard"><draw:line text:anchor-type="paragraph" draw:z-index="3" draw:name="Forme3" draw:style-name="gr4" draw:text-style-name="P8" svg:x1="4.865cm" svg:y1="0.079cm" svg:x2="4.255cm" svg:y2="1.383cm"><text:p/></draw:line></text:p>
      <text:p text:style-name="Standard"><draw:line text:anchor-type="paragraph" draw:z-index="5" draw:name="Forme1" draw:style-name="gr4" draw:text-style-name="P8" svg:x1="5.597cm" svg:y1="1.201cm" svg:x2="6.758cm" svg:y2="0.305cm"><text:p/></draw:line></text:p>
      <text:p text:style-name="Standard"><draw:line text:anchor-type="paragraph" draw:z-index="4" draw:name="Forme4" draw:style-name="gr6" draw:text-style-name="P8" svg:x1="4.703cm" svg:y1="0.571cm" svg:x2="4.255cm" svg:y2="0.409cm"><text:p/></draw:line><draw:frame text:anchor-type="paragraph" draw:z-index="12" draw:name="Forme6" draw:style-name="gr7" draw:text-style-name="P10" svg:width="1.893cm" svg:height="1.445cm" svg:x="2.972cm" svg:y="0.466cm"><draw:text-box><text:p>SIGUSR1</text:p><text:p>Etape 3</text:p></draw:text-box></draw:frame></text:p>
      <text:p text:style-name="Standard"/>
      <text:p text:style-name="Standard"><draw:line text:anchor-type="paragraph" draw:z-index="2" draw:name="Forme2" draw:style-name="gr5" draw:text-style-name="P8" svg:x1="4.703cm" svg:y1="1.736cm" svg:x2="1.935cm" svg:y2="0.249cm"><text:p/></draw:line><draw:line text:anchor-type="paragraph" draw:z-index="8" draw:name="Forme5" draw:style-name="gr6" draw:text-style-name="P8" svg:x1="6.657cm" svg:y1="0.921cm" svg:x2="5.496cm" svg:y2="0.025cm"><text:p/></draw:line><draw:frame text:anchor-type="paragraph" draw:z-index="11" draw:name="Forme6" draw:style-name="gr7" draw:text-style-name="P10" svg:width="1.893cm" svg:height="1.445cm" svg:x="6.533cm" svg:y="0.372cm"><draw:text-box><text:p>SIGUSR1</text:p><text:p>Etape 3</text:p></draw:text-box></draw:frame><draw:frame text:anchor-type="paragraph" draw:z-index="9" draw:name="Forme6" draw:style-name="gr7" draw:text-style-name="P10" svg:width="1.893cm" svg:height="1.445cm" svg:x="0.042cm" svg:y="0.004cm"><draw:text-box><text:p>SIGUSR1</text:p><text:p>Etape 1</text:p></draw:text-box></draw:frame></text:p>
      <text:p text:style-name="Standard"><draw:line text:anchor-type="paragraph" draw:z-index="6" draw:name="Forme1" draw:style-name="gr4" draw:text-style-name="P8" svg:x1="5.496cm" svg:y1="1.33cm" svg:x2="6.657cm" svg:y2="0.434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3) Complétez votre programme pour que P1 n'affiche un message que s'il a reçu 2 fois SIGUSR1.</text:p>
      <text:p text:style-name="Standard"/>
      <text:p text:style-name="P1"><text:span text:style-name="T1">4) </text:span>L'arbre des processus reste le même, mais cette fois-ci on veut que P1 et P3 envoient un signal SIGUSR1 à P2.</text:p>
      <text:p text:style-name="Standard"/>
      <text:p text:style-name="P4"><text:span text:style-name="T1">5</text:span>) L'arbre des processus reste le même, mais cette fois-ci on veut que P1 et P<text:span text:style-name="T2">2</text:span> envoient un signal SIGUSR1 à P<text:span text:style-name="T2">3</text:span>. Quel problème cela peut-il poser ?</text:p>
      <text:p text:style-name="P7">P1 ne connais pas les informations de son petit fils (P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8-10-02T11:34:51</meta:creation-date>
    <dc:date>2018-09-25T10:51:17.736084976</dc:date>
    <meta:editing-cycles>11</meta:editing-cycles>
    <meta:editing-duration>PT2H56M57S</meta:editing-duration>
    <meta:document-statistic meta:table-count="0" meta:image-count="0" meta:object-count="0" meta:page-count="2" meta:paragraph-count="54" meta:word-count="288" meta:character-count="1804" meta:non-whitespace-character-count="1491"/>
    <meta:user-defined meta:name="Info 1"/>
    <meta:user-defined meta:name="Info 2"/>
    <meta:user-defined meta:name="Info 3"/>
    <meta:user-defined meta:name="Info 4"/>
  </office:meta>
</office:document-meta>
</file>